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Vulnerability Scanning and Analysis Tools; 
				Network Intrusion Detection; 
				GNU/Linux Administration; 
				Python Scripting; Automation; 
				Public Key Infrastructures; 
				TCP/IP Networking; 
				Git; GitHub; 
				Bash; PowerShell; 
				Node.js; 
				MongoDB; 
				HTML5/CSS3; 
				Docker Compose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signed fault-tolerant Node.js-based back-end systems, ensuring secure API interactions</text:p>
      <text:p text:style-name="Normal">Conducted reverse-engineering research using legacy ActionScript, showcasing skills in complex debugging</text:p>
      <text:p text:style-name="Normal">Collaborated with stakeholders to streamline large-scale system workflows and mitigate failures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Identified, tested, and coordinated the release of a high-priority security patch for an API vulnerability</text:p>
      <text:p text:style-name="Normal">Used NIST methodology to document vulnerabilities, enabling secure cloud communication</text:p>
      <text:p text:style-name="Normal">Collaborated with the security engineering team at YuJa to ensure breach mitigation policies</text:p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signed and deployed a Python-based secure client-server architecture for transport across local and wide-area networks</text:p>
      <text:p text:style-name="Normal">Audited system vulnerabilities and implemented processes to comply with standard web security practices</text:p>
      <text:p text:style-name="Normal">Conducted periodic security incident assessments and tested threat prevention simulations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Implemented fixes to yt-dlp’s Python interface to manage and mitigate asset loss</text:p>
      <text:p text:style-name="Normal">Addressed challenges in multi-host data routing performance vulnerabilities</text:p>
      <text:p text:style-name="Normal">Redesigned key areas of the codebase to manage workloads more securely and efficiently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Designed a high-availability architecture using PHP and MySQL, enabling over 200 developers to securely transfer data</text:p>
      <text:p text:style-name="Normal">Proactively monitored security breaches and implemented data usage reporting</text:p>
      <text:p text:style-name="Normal">Installed logging practices and conducted cybersecurity monitoring processes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